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95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textarea-horizontal-align="center" draw:textarea-vertical-align="middle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5pt" style:font-size-asian="15pt" style:font-size-complex="15pt"/>
    </style:style>
    <style:style style:name="T4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842cm" svg:height="1.844cm" svg:x="1.131cm" svg:y="3.092cm" svg:viewBox="0 0 1843 1845" svg:d="M1843 922c0 162-43 321-122 460-81 142-200 258-339 339-141 81-300 124-461 124-162 0-321-43-460-124-141-81-257-197-339-339-79-139-122-298-122-460s43-322 122-461c82-141 198-257 339-337 139-81 298-124 460-124 161 0 320 43 461 124 139 80 258 196 339 337 79 139 122 299 122 461z">
          <text:p/>
        </draw:path>
        <draw:frame draw:style-name="gr2" draw:text-style-name="P3" draw:layer="layout" svg:width="0.634cm" svg:height="0.712cm" svg:x="1.866cm" svg:y="3.306cm">
          <draw:text-box>
            <text:p text:style-name="P2"><text:span text:style-name="T1">+</text:span></text:p>
          </draw:text-box>
        </draw:frame>
        <draw:polyline draw:style-name="gr3" draw:text-style-name="P4" draw:layer="layout" svg:width="1.718cm" svg:height="2.092cm" svg:x="2.052cm" svg:y="1.001cm" svg:viewBox="0 0 1719 2093" draw:points="1719,0 0,0 0,2093">
          <text:p/>
        </draw:polyline>
        <draw:polyline draw:style-name="gr3" draw:text-style-name="P4" draw:layer="layout" svg:width="2.049cm" svg:height="0.139cm" svg:x="6.912cm" svg:y="1.001cm" svg:viewBox="0 0 2050 140" draw:points="0,0 2050,0 2050,140 2044,140">
          <text:p/>
        </draw:polyline>
        <draw:polyline draw:style-name="gr3" draw:text-style-name="P4" draw:layer="layout" svg:width="0.004cm" svg:height="2.148cm" svg:x="2.048cm" svg:y="4.936cm" svg:viewBox="0 0 5 2149" draw:points="5,0 5,1326 0,1326 0,2149">
          <text:p/>
        </draw:polyline>
        <draw:line draw:style-name="gr4" draw:text-style-name="P4" draw:layer="layout" svg:x1="3.769cm" svg:y1="6.999cm" svg:x2="4.024cm" svg:y2="6.421cm">
          <text:p/>
        </draw:line>
        <draw:line draw:style-name="gr4" draw:text-style-name="P4" draw:layer="layout" svg:x1="4.55cm" svg:y1="7.597cm" svg:x2="4.017cm" svg:y2="6.422cm">
          <text:p/>
        </draw:line>
        <draw:line draw:style-name="gr4" draw:text-style-name="P4" draw:layer="layout" svg:x1="5.59cm" svg:y1="7.664cm" svg:x2="6.123cm" svg:y2="6.489cm">
          <text:p/>
        </draw:line>
        <draw:line draw:style-name="gr4" draw:text-style-name="P4" draw:layer="layout" svg:x1="4.523cm" svg:y1="7.625cm" svg:x2="5.057cm" svg:y2="6.45cm">
          <text:p/>
        </draw:line>
        <draw:line draw:style-name="gr4" draw:text-style-name="P4" draw:layer="layout" svg:x1="5.614cm" svg:y1="7.656cm" svg:x2="5.082cm" svg:y2="6.482cm">
          <text:p/>
        </draw:line>
        <draw:line draw:style-name="gr4" draw:text-style-name="P4" draw:layer="layout" svg:x1="6.668cm" svg:y1="7.658cm" svg:x2="6.136cm" svg:y2="6.483cm">
          <text:p/>
        </draw:line>
        <draw:line draw:style-name="gr4" draw:text-style-name="P4" draw:layer="layout" svg:x1="6.658cm" svg:y1="7.6cm" svg:x2="6.911cm" svg:y2="7.022cm">
          <text:p/>
        </draw:line>
        <draw:polyline draw:style-name="gr3" draw:text-style-name="P4" draw:layer="layout" svg:width="1.721cm" svg:height="0.042cm" svg:x="2.048cm" svg:y="7.042cm" svg:viewBox="0 0 1722 43" draw:points="0,43 0,11 859,11 859,0 1722,0">
          <text:p/>
        </draw:polyline>
        <draw:line draw:style-name="gr4" draw:text-style-name="P4" draw:layer="layout" svg:x1="8.988cm" svg:y1="2.335cm" svg:x2="9.571cm" svg:y2="2.581cm">
          <text:p/>
        </draw:line>
        <draw:line draw:style-name="gr4" draw:text-style-name="P4" draw:layer="layout" svg:x1="8.402cm" svg:y1="3.123cm" svg:x2="9.569cm" svg:y2="2.575cm">
          <text:p/>
        </draw:line>
        <draw:line draw:style-name="gr4" draw:text-style-name="P4" draw:layer="layout" svg:x1="8.347cm" svg:y1="4.164cm" svg:x2="9.529cm" svg:y2="4.682cm">
          <text:p/>
        </draw:line>
        <draw:line draw:style-name="gr4" draw:text-style-name="P4" draw:layer="layout" svg:x1="8.373cm" svg:y1="3.097cm" svg:x2="9.554cm" svg:y2="3.614cm">
          <text:p/>
        </draw:line>
        <draw:line draw:style-name="gr4" draw:text-style-name="P4" draw:layer="layout" svg:x1="8.356cm" svg:y1="4.188cm" svg:x2="9.523cm" svg:y2="3.64cm">
          <text:p/>
        </draw:line>
        <draw:line draw:style-name="gr4" draw:text-style-name="P4" draw:layer="layout" svg:x1="8.367cm" svg:y1="5.242cm" svg:x2="9.535cm" svg:y2="4.694cm">
          <text:p/>
        </draw:line>
        <draw:line draw:style-name="gr4" draw:text-style-name="P4" draw:layer="layout" svg:x1="8.425cm" svg:y1="5.23cm" svg:x2="9.008cm" svg:y2="5.477cm">
          <text:p/>
        </draw:line>
        <draw:polyline draw:style-name="gr3" draw:text-style-name="P4" draw:layer="layout" svg:width="0.004cm" svg:height="1.195cm" svg:x="8.955cm" svg:y="1.14cm" svg:viewBox="0 0 5 1196" draw:points="0,0 0,592 5,592 5,1196">
          <text:p/>
        </draw:polyline>
        <draw:polyline draw:style-name="gr3" draw:text-style-name="P4" draw:layer="layout" svg:width="4.148cm" svg:height="0.007cm" svg:x="6.91cm" svg:y="7.035cm" svg:viewBox="0 0 4149 8" draw:points="0,8 2075,8 2075,0 4149,0">
          <text:p/>
        </draw:polyline>
        <draw:polyline draw:style-name="gr3" draw:text-style-name="P4" draw:layer="layout" svg:width="0.028cm" svg:height="3.48cm" svg:x="8.959cm" svg:y="5.476cm" svg:viewBox="0 0 29 3481" draw:points="0,0 0,1765 29,1765 29,3481">
          <text:p/>
        </draw:polyline>
        <draw:line draw:style-name="gr4" draw:text-style-name="P4" draw:layer="layout" svg:x1="2.083cm" svg:y1="8.44cm" svg:x2="2.662cm" svg:y2="8.692cm">
          <text:p/>
        </draw:line>
        <draw:line draw:style-name="gr4" draw:text-style-name="P4" draw:layer="layout" svg:x1="1.489cm" svg:y1="9.224cm" svg:x2="2.662cm" svg:y2="8.686cm">
          <text:p/>
        </draw:line>
        <draw:line draw:style-name="gr4" draw:text-style-name="P4" draw:layer="layout" svg:x1="1.428cm" svg:y1="10.264cm" svg:x2="2.604cm" svg:y2="10.792cm">
          <text:p/>
        </draw:line>
        <draw:line draw:style-name="gr4" draw:text-style-name="P4" draw:layer="layout" svg:x1="1.462cm" svg:y1="9.197cm" svg:x2="2.639cm" svg:y2="9.725cm">
          <text:p/>
        </draw:line>
        <draw:line draw:style-name="gr4" draw:text-style-name="P4" draw:layer="layout" svg:x1="1.434cm" svg:y1="10.288cm" svg:x2="2.607cm" svg:y2="9.75cm">
          <text:p/>
        </draw:line>
        <draw:line draw:style-name="gr4" draw:text-style-name="P4" draw:layer="layout" svg:x1="1.437cm" svg:y1="11.342cm" svg:x2="2.61cm" svg:y2="10.804cm">
          <text:p/>
        </draw:line>
        <draw:line draw:style-name="gr4" draw:text-style-name="P4" draw:layer="layout" svg:x1="1.495cm" svg:y1="11.331cm" svg:x2="2.076cm" svg:y2="11.582cm">
          <text:p/>
        </draw:line>
        <draw:line draw:style-name="gr4" draw:text-style-name="P4" draw:layer="layout" svg:x1="3.751cm" svg:y1="12.983cm" svg:x2="4.004cm" svg:y2="12.405cm">
          <text:p/>
        </draw:line>
        <draw:line draw:style-name="gr4" draw:text-style-name="P4" draw:layer="layout" svg:x1="4.532cm" svg:y1="13.581cm" svg:x2="3.998cm" svg:y2="12.406cm">
          <text:p/>
        </draw:line>
        <draw:line draw:style-name="gr4" draw:text-style-name="P4" draw:layer="layout" svg:x1="5.571cm" svg:y1="13.648cm" svg:x2="6.105cm" svg:y2="12.473cm">
          <text:p/>
        </draw:line>
        <draw:line draw:style-name="gr4" draw:text-style-name="P4" draw:layer="layout" svg:x1="4.505cm" svg:y1="13.609cm" svg:x2="5.037cm" svg:y2="12.434cm">
          <text:p/>
        </draw:line>
        <draw:line draw:style-name="gr4" draw:text-style-name="P4" draw:layer="layout" svg:x1="5.595cm" svg:y1="13.641cm" svg:x2="5.062cm" svg:y2="12.466cm">
          <text:p/>
        </draw:line>
        <draw:line draw:style-name="gr4" draw:text-style-name="P4" draw:layer="layout" svg:x1="6.65cm" svg:y1="13.642cm" svg:x2="6.116cm" svg:y2="12.467cm">
          <text:p/>
        </draw:line>
        <draw:line draw:style-name="gr4" draw:text-style-name="P4" draw:layer="layout" svg:x1="6.638cm" svg:y1="13.584cm" svg:x2="6.893cm" svg:y2="13.006cm">
          <text:p/>
        </draw:line>
        <draw:polyline draw:style-name="gr3" draw:text-style-name="P4" draw:layer="layout" svg:width="0.003cm" svg:height="1.356cm" svg:x="2.045cm" svg:y="7.084cm" svg:viewBox="0 0 4 1357" draw:points="4,0 4,675 0,675 0,1357">
          <text:p/>
        </draw:polyline>
        <draw:polyline draw:style-name="gr3" draw:text-style-name="P4" draw:layer="layout" svg:width="1.706cm" svg:height="1.445cm" svg:x="2.045cm" svg:y="11.581cm" svg:viewBox="0 0 1707 1446" draw:points="0,0 0,1446 1707,1446">
          <text:p/>
        </draw:polyline>
        <draw:polygon draw:style-name="gr1" draw:text-style-name="P1" draw:layer="layout" svg:width="1.324cm" svg:height="2.117cm" svg:x="8.324cm" svg:y="8.956cm" svg:viewBox="0 0 1325 2118" draw:points="662,0 1325,1058 662,2118 0,1058">
          <text:p/>
        </draw:polygon>
        <draw:frame draw:style-name="gr2" draw:text-style-name="P3" draw:layer="layout" svg:width="0.634cm" svg:height="0.712cm" svg:x="1.947cm" svg:y="4.015cm">
          <draw:text-box>
            <text:p text:style-name="P2"><text:span text:style-name="T1">-</text:span></text:p>
          </draw:text-box>
        </draw:frame>
        <draw:frame draw:style-name="gr2" draw:text-style-name="P3" draw:layer="layout" svg:width="0.634cm" svg:height="0.712cm" svg:x="8.798cm" svg:y="9.303cm">
          <draw:text-box>
            <text:p text:style-name="P2"><text:span text:style-name="T1">+</text:span></text:p>
          </draw:text-box>
        </draw:frame>
        <draw:polyline draw:style-name="gr3" draw:text-style-name="P4" draw:layer="layout" svg:width="2.095cm" svg:height="1.954cm" svg:x="6.892cm" svg:y="11.072cm" svg:viewBox="0 0 2096 1955" draw:points="0,1955 2096,1955 2096,0">
          <text:p/>
        </draw:polyline>
        <draw:line draw:style-name="gr4" draw:text-style-name="P4" draw:layer="layout" svg:x1="3.77cm" svg:y1="0.958cm" svg:x2="4.024cm" svg:y2="0.38cm">
          <text:p/>
        </draw:line>
        <draw:line draw:style-name="gr4" draw:text-style-name="P4" draw:layer="layout" svg:x1="4.552cm" svg:y1="1.556cm" svg:x2="4.018cm" svg:y2="0.381cm">
          <text:p/>
        </draw:line>
        <draw:line draw:style-name="gr4" draw:text-style-name="P4" draw:layer="layout" svg:x1="5.591cm" svg:y1="1.623cm" svg:x2="6.125cm" svg:y2="0.448cm">
          <text:p/>
        </draw:line>
        <draw:line draw:style-name="gr4" draw:text-style-name="P4" draw:layer="layout" svg:x1="4.525cm" svg:y1="1.583cm" svg:x2="5.057cm" svg:y2="0.409cm">
          <text:p/>
        </draw:line>
        <draw:line draw:style-name="gr4" draw:text-style-name="P4" draw:layer="layout" svg:x1="5.615cm" svg:y1="1.616cm" svg:x2="5.082cm" svg:y2="0.441cm">
          <text:p/>
        </draw:line>
        <draw:line draw:style-name="gr4" draw:text-style-name="P4" draw:layer="layout" svg:x1="6.67cm" svg:y1="1.617cm" svg:x2="6.136cm" svg:y2="0.442cm">
          <text:p/>
        </draw:line>
        <draw:line draw:style-name="gr4" draw:text-style-name="P4" draw:layer="layout" svg:x1="6.658cm" svg:y1="1.559cm" svg:x2="6.913cm" svg:y2="0.981cm">
          <text:p/>
        </draw:line>
        <draw:line draw:style-name="gr4" draw:text-style-name="P4" draw:layer="layout" svg:x1="11.058cm" svg:y1="6.992cm" svg:x2="11.312cm" svg:y2="6.414cm">
          <text:p/>
        </draw:line>
        <draw:line draw:style-name="gr4" draw:text-style-name="P4" draw:layer="layout" svg:x1="11.84cm" svg:y1="7.59cm" svg:x2="11.306cm" svg:y2="6.415cm">
          <text:p/>
        </draw:line>
        <draw:line draw:style-name="gr4" draw:text-style-name="P4" draw:layer="layout" svg:x1="12.879cm" svg:y1="7.656cm" svg:x2="13.413cm" svg:y2="6.482cm">
          <text:p/>
        </draw:line>
        <draw:line draw:style-name="gr4" draw:text-style-name="P4" draw:layer="layout" svg:x1="11.813cm" svg:y1="7.618cm" svg:x2="12.345cm" svg:y2="6.443cm">
          <text:p/>
        </draw:line>
        <draw:line draw:style-name="gr4" draw:text-style-name="P4" draw:layer="layout" svg:x1="12.903cm" svg:y1="7.65cm" svg:x2="12.37cm" svg:y2="6.475cm">
          <text:p/>
        </draw:line>
        <draw:line draw:style-name="gr4" draw:text-style-name="P4" draw:layer="layout" svg:x1="13.957cm" svg:y1="7.65cm" svg:x2="13.424cm" svg:y2="6.476cm">
          <text:p/>
        </draw:line>
        <draw:line draw:style-name="gr4" draw:text-style-name="P4" draw:layer="layout" svg:x1="13.946cm" svg:y1="7.593cm" svg:x2="14.201cm" svg:y2="7.014cm">
          <text:p/>
        </draw:line>
        <draw:line draw:style-name="gr4" draw:text-style-name="P4" draw:layer="layout" svg:x1="11.06cm" svg:y1="0.992cm" svg:x2="11.313cm" svg:y2="0.413cm">
          <text:p/>
        </draw:line>
        <draw:line draw:style-name="gr4" draw:text-style-name="P4" draw:layer="layout" svg:x1="11.84cm" svg:y1="1.59cm" svg:x2="11.308cm" svg:y2="0.415cm">
          <text:p/>
        </draw:line>
        <draw:line draw:style-name="gr4" draw:text-style-name="P4" draw:layer="layout" svg:x1="12.881cm" svg:y1="1.657cm" svg:x2="13.413cm" svg:y2="0.482cm">
          <text:p/>
        </draw:line>
        <draw:line draw:style-name="gr4" draw:text-style-name="P4" draw:layer="layout" svg:x1="11.813cm" svg:y1="1.618cm" svg:x2="12.346cm" svg:y2="0.442cm">
          <text:p/>
        </draw:line>
        <draw:line draw:style-name="gr4" draw:text-style-name="P4" draw:layer="layout" svg:x1="12.905cm" svg:y1="1.65cm" svg:x2="12.371cm" svg:y2="0.475cm">
          <text:p/>
        </draw:line>
        <draw:line draw:style-name="gr4" draw:text-style-name="P4" draw:layer="layout" svg:x1="13.959cm" svg:y1="1.651cm" svg:x2="13.426cm" svg:y2="0.476cm">
          <text:p/>
        </draw:line>
        <draw:line draw:style-name="gr4" draw:text-style-name="P4" draw:layer="layout" svg:x1="13.947cm" svg:y1="1.593cm" svg:x2="14.201cm" svg:y2="1.015cm">
          <text:p/>
        </draw:line>
        <draw:polyline draw:style-name="gr3" draw:text-style-name="P4" draw:layer="layout" svg:width="2.078cm" svg:height="0.03cm" svg:x="8.982cm" svg:y="1.005cm" svg:viewBox="0 0 2079 31" draw:points="0,0 14,0 14,31 2079,31">
          <text:p/>
        </draw:polyline>
        <draw:path draw:style-name="gr1" draw:text-style-name="P1" draw:layer="layout" svg:width="1.844cm" svg:height="1.844cm" svg:x="15.084cm" svg:y="9.067cm" svg:viewBox="0 0 1845 1845" svg:d="M1845 922c0 163-43 322-124 461-81 141-197 258-338 338-139 81-298 124-459 124-162 0-321-43-463-124-139-80-256-197-337-338-81-139-124-298-124-461 0-162 43-321 124-461s198-257 337-337c142-81 301-124 463-124 161 0 320 43 459 124 141 80 257 197 338 337s124 299 124 461z">
          <text:p/>
        </draw:path>
        <draw:polyline draw:style-name="gr3" draw:text-style-name="P4" draw:layer="layout" svg:width="1.796cm" svg:height="0.023cm" svg:x="14.2cm" svg:y="7.012cm" svg:viewBox="0 0 1797 24" draw:points="0,24 1797,24 1797,0 1765,0">
          <text:p/>
        </draw:polyline>
        <draw:polyline draw:style-name="gr3" draw:text-style-name="P4" draw:layer="layout" svg:width="7.018cm" svg:height="2.115cm" svg:x="8.987cm" svg:y="10.911cm" svg:viewBox="0 0 7019 2116" draw:points="0,2116 7019,2116 7019,0">
          <text:p/>
        </draw:polyline>
        <draw:polygon draw:style-name="gr1" draw:text-style-name="P1" draw:layer="layout" svg:width="1.325cm" svg:height="2.117cm" svg:x="15.343cm" svg:y="2.959cm" svg:viewBox="0 0 1326 2118" draw:points="662,0 1326,1059 662,2118 0,1059">
          <text:p/>
        </draw:polygon>
        <draw:polyline draw:style-name="gr3" draw:text-style-name="P4" draw:layer="layout" svg:width="1.807cm" svg:height="1.924cm" svg:x="14.2cm" svg:y="1.035cm" svg:viewBox="0 0 1808 1925" draw:points="0,0 1808,0 1808,1925">
          <text:p/>
        </draw:polyline>
        <draw:polyline draw:style-name="gr3" draw:text-style-name="P4" draw:layer="layout" svg:width="0.043cm" svg:height="1.937cm" svg:x="15.964cm" svg:y="5.075cm" svg:viewBox="0 0 44 1938" draw:points="0,1938 0,1928 44,1928 44,0">
          <text:p/>
        </draw:polyline>
        <draw:line draw:style-name="gr5" draw:text-style-name="P4" draw:layer="layout" svg:x1="16.039cm" svg:y1="10.534cm" svg:x2="16.039cm" svg:y2="9.839cm">
          <text:p/>
        </draw:line>
        <draw:polygon draw:style-name="gr6" draw:text-style-name="P5" draw:layer="layout" svg:width="0.3cm" svg:height="0.45cm" svg:x="15.889cm" svg:y="9.409cm" svg:viewBox="0 0 301 451" draw:points="150,0 0,451 301,451">
          <text:p/>
        </draw:polygon>
        <draw:line draw:style-name="gr5" draw:text-style-name="P4" draw:layer="layout" svg:x1="16.039cm" svg:y1="4.535cm" svg:x2="16.039cm" svg:y2="3.839cm">
          <text:p/>
        </draw:line>
        <draw:polygon draw:style-name="gr6" draw:text-style-name="P5" draw:layer="layout" svg:width="0.3cm" svg:height="0.451cm" svg:x="15.889cm" svg:y="3.409cm" svg:viewBox="0 0 301 452" draw:points="150,0 0,452 301,452">
          <text:p/>
        </draw:polygon>
        <draw:polyline draw:style-name="gr3" draw:text-style-name="P4" draw:layer="layout" svg:width="0.009cm" svg:height="2.045cm" svg:x="15.996cm" svg:y="7.023cm" svg:viewBox="0 0 10 2046" draw:points="0,0 0,1049 10,1049 10,2046">
          <text:p/>
        </draw:polyline>
        <draw:frame draw:style-name="gr2" draw:text-style-name="P6" draw:layer="layout" svg:width="0.634cm" svg:height="0.712cm" svg:x="8.879cm" svg:y="10.015cm">
          <draw:text-box>
            <text:p text:style-name="P2"><text:span text:style-name="T1">-</text:span></text:p>
          </draw:text-box>
        </draw:frame>
        <draw:frame draw:style-name="gr7" draw:text-style-name="P7" draw:layer="layout" svg:width="0.6cm" svg:height="1.1cm" svg:x="0.4cm" svg:y="3.5cm">
          <draw:text-box>
            <text:p><text:span text:style-name="T2">V</text:span><text:span text:style-name="T3">a</text:span></text:p>
          </draw:text-box>
        </draw:frame>
        <draw:frame draw:style-name="gr7" draw:text-style-name="P7" draw:layer="layout" svg:width="0.6cm" svg:height="1.1cm" svg:x="4.8cm" svg:y="1.7cm">
          <draw:text-box>
            <text:p><text:span text:style-name="T4">R</text:span><text:span text:style-name="T3">1</text:span></text:p>
          </draw:text-box>
        </draw:frame>
        <draw:frame draw:style-name="gr7" draw:text-style-name="P7" draw:layer="layout" svg:width="0.6cm" svg:height="1.1cm" svg:x="12.1cm" svg:y="1.7cm">
          <draw:text-box>
            <text:p><text:span text:style-name="T4">R</text:span><text:span text:style-name="T3">2</text:span></text:p>
          </draw:text-box>
        </draw:frame>
        <draw:frame draw:style-name="gr7" draw:text-style-name="P7" draw:layer="layout" svg:width="0.6cm" svg:height="1.1cm" svg:x="4.8cm" svg:y="1.7cm">
          <draw:text-box>
            <text:p><text:span text:style-name="T4">R</text:span><text:span text:style-name="T3">1</text:span></text:p>
          </draw:text-box>
        </draw:frame>
        <draw:frame draw:style-name="gr7" draw:text-style-name="P7" draw:layer="layout" svg:width="0.6cm" svg:height="1.1cm" svg:x="9.7cm" svg:y="3.1cm">
          <draw:text-box>
            <text:p><text:span text:style-name="T4">R</text:span><text:span text:style-name="T3">3</text:span></text:p>
          </draw:text-box>
        </draw:frame>
        <draw:frame draw:style-name="gr7" draw:text-style-name="P7" draw:layer="layout" svg:width="0.6cm" svg:height="1.1cm" svg:x="4.8cm" svg:y="7.8cm">
          <draw:text-box>
            <text:p><text:span text:style-name="T4">R</text:span><text:span text:style-name="T3">4</text:span></text:p>
          </draw:text-box>
        </draw:frame>
        <draw:frame draw:style-name="gr7" draw:text-style-name="P7" draw:layer="layout" svg:width="0.6cm" svg:height="1.1cm" svg:x="0.7cm" svg:y="9.5cm">
          <draw:text-box>
            <text:p><text:span text:style-name="T4">R</text:span><text:span text:style-name="T3">6</text:span></text:p>
          </draw:text-box>
        </draw:frame>
        <draw:frame draw:style-name="gr7" draw:text-style-name="P7" draw:layer="layout" svg:width="0.6cm" svg:height="1.1cm" svg:x="12.1cm" svg:y="7.7cm">
          <draw:text-box>
            <text:p><text:span text:style-name="T4">R</text:span><text:span text:style-name="T3">5</text:span></text:p>
          </draw:text-box>
        </draw:frame>
        <draw:frame draw:style-name="gr7" draw:text-style-name="P7" draw:layer="layout" svg:width="0.6cm" svg:height="1.1cm" svg:x="5.2cm" svg:y="11.6cm">
          <draw:text-box>
            <text:p><text:span text:style-name="T4">R</text:span><text:span text:style-name="T3">7</text:span></text:p>
          </draw:text-box>
        </draw:frame>
        <draw:frame draw:style-name="gr8" draw:text-style-name="P7" draw:layer="layout" svg:width="3.1cm" svg:height="1.295cm" svg:x="9.8cm" svg:y="9.6cm">
          <draw:text-box>
            <text:p><text:span text:style-name="T4">V</text:span><text:span text:style-name="T3">c</text:span><text:span text:style-name="T4">=K</text:span><text:span text:style-name="T3">c</text:span><text:span text:style-name="T4">I</text:span><text:span text:style-name="T3">c</text:span></text:p>
          </draw:text-box>
        </draw:frame>
        <draw:frame draw:style-name="gr8" draw:text-style-name="P7" draw:layer="layout" svg:width="3.1cm" svg:height="1.295cm" svg:x="13.4cm" svg:y="3.6cm">
          <draw:text-box>
            <text:p><text:span text:style-name="T4">I</text:span><text:span text:style-name="T3">b</text:span><text:span text:style-name="T4">=K</text:span><text:span text:style-name="T3">b</text:span><text:span text:style-name="T4">V</text:span><text:span text:style-name="T3">b</text:span></text:p>
          </draw:text-box>
        </draw:frame>
        <draw:frame draw:style-name="gr9" draw:text-style-name="P7" draw:layer="layout" svg:width="0.8cm" svg:height="1.395cm" svg:x="14.3cm" svg:y="9.6cm">
          <draw:text-box>
            <text:p><text:span text:style-name="T2">I</text:span><text:span text:style-name="T3">d</text:span></text:p>
          </draw:text-box>
        </draw:frame>
        <draw:line draw:style-name="gr10" draw:text-style-name="P8" draw:layer="layout" svg:x1="3.1cm" svg:y1="9cm" svg:x2="3.1cm" svg:y2="11.2cm">
          <text:p/>
        </draw:line>
        <draw:frame draw:style-name="gr9" draw:text-style-name="P7" draw:layer="layout" svg:width="0.8cm" svg:height="1.395cm" svg:x="3.4cm" svg:y="9.405cm">
          <draw:text-box>
            <text:p><text:span text:style-name="T2">I</text:span><text:span text:style-name="T3">c</text:span></text:p>
          </draw:text-box>
        </draw:frame>
        <draw:frame draw:style-name="gr2" draw:text-style-name="P3" draw:layer="layout" svg:width="0.634cm" svg:height="0.712cm" svg:x="7.466cm" svg:y="2.5cm">
          <draw:text-box>
            <text:p text:style-name="P2"><text:span text:style-name="T1">+</text:span></text:p>
          </draw:text-box>
        </draw:frame>
        <draw:frame draw:style-name="gr2" draw:text-style-name="P10" draw:layer="layout" svg:width="0.634cm" svg:height="0.712cm" svg:x="7.6cm" svg:y="4.088cm">
          <draw:text-box>
            <text:p text:style-name="P9"><text:span text:style-name="T1">-</text:span></text:p>
          </draw:text-box>
        </draw:frame>
        <draw:frame draw:style-name="gr7" draw:text-style-name="P7" draw:layer="layout" svg:width="0.6cm" svg:height="1.1cm" svg:x="7.4cm" svg:y="3.3cm">
          <draw:text-box>
            <text:p><text:span text:style-name="T2">V</text:span><text:span text:style-name="T3">b</text:span></text:p>
          </draw:text-box>
        </draw:frame>
        <draw:frame draw:style-name="gr7" draw:text-style-name="P7" draw:layer="layout" svg:width="0.6cm" svg:height="1.1cm" svg:x="1.3cm" svg:y="0.4cm">
          <draw:text-box>
            <text:p><text:span text:style-name="T2">V</text:span><text:span text:style-name="T3">1</text:span></text:p>
          </draw:text-box>
        </draw:frame>
        <draw:frame draw:style-name="gr7" draw:text-style-name="P7" draw:layer="layout" svg:width="0.7cm" svg:height="1.1cm" svg:x="8.5cm" svg:y="0.2cm">
          <draw:text-box>
            <text:p><text:span text:style-name="T2">V</text:span><text:span text:style-name="T3">2</text:span></text:p>
          </draw:text-box>
        </draw:frame>
        <draw:frame draw:style-name="gr7" draw:text-style-name="P7" draw:layer="layout" svg:width="0.6cm" svg:height="1.1cm" svg:x="15.9cm" svg:y="0.3cm">
          <draw:text-box>
            <text:p><text:span text:style-name="T2">V</text:span><text:span text:style-name="T3">3</text:span></text:p>
          </draw:text-box>
        </draw:frame>
        <draw:frame draw:style-name="gr7" draw:text-style-name="P7" draw:layer="layout" svg:width="0.6cm" svg:height="1.1cm" svg:x="16.1cm" svg:y="6.5cm">
          <draw:text-box>
            <text:p><text:span text:style-name="T2">V</text:span><text:span text:style-name="T3">6</text:span></text:p>
          </draw:text-box>
        </draw:frame>
        <draw:frame draw:style-name="gr7" draw:text-style-name="P7" draw:layer="layout" svg:width="0.6cm" svg:height="1.1cm" svg:x="9.2cm" svg:y="6.2cm">
          <draw:text-box>
            <text:p><text:span text:style-name="T2">V</text:span><text:span text:style-name="T3">5</text:span></text:p>
          </draw:text-box>
        </draw:frame>
        <draw:frame draw:style-name="gr7" draw:text-style-name="P7" draw:layer="layout" svg:width="0.6cm" svg:height="1.1cm" svg:x="1.3cm" svg:y="6.4cm">
          <draw:text-box>
            <text:p><text:span text:style-name="T2">V</text:span><text:span text:style-name="T3">4</text:span></text:p>
          </draw:text-box>
        </draw:frame>
        <draw:frame draw:style-name="gr7" draw:text-style-name="P7" draw:layer="layout" svg:width="0.6cm" svg:height="1.1cm" svg:x="1.3cm" svg:y="12.3cm">
          <draw:text-box>
            <text:p><text:span text:style-name="T2">V</text:span><text:span text:style-name="T3">0</text:span></text:p>
          </draw:text-box>
        </draw:frame>
        <draw:frame draw:style-name="gr7" draw:text-style-name="P7" draw:layer="layout" svg:width="0.6cm" svg:height="1.1cm" svg:x="9.2cm" svg:y="12.2cm">
          <draw:text-box>
            <text:p><text:span text:style-name="T2">V</text:span><text:span text:style-name="T3">7</text:span></text:p>
          </draw:text-box>
        </draw:frame>
        <draw:frame draw:style-name="gr7" draw:text-style-name="P7" draw:layer="layout" svg:width="0.6cm" svg:height="1.1cm" svg:x="9.2cm" svg:y="6.2cm">
          <draw:text-box>
            <text:p><text:span text:style-name="T2">V</text:span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7.999cm" fo:page-height="13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9T12:54:01.382990146</dc:date>
    <meta:editing-duration>PT18M12S</meta:editing-duration>
    <meta:editing-cycles>5</meta:editing-cycles>
    <meta:generator>LibreOffice/6.4.6.2$Linux_X86_64 LibreOffice_project/40$Build-2</meta:generator>
    <meta:document-statistic meta:object-count="103"/>
  </office:meta>
</office:document-meta>
</file>